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1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3.201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5.001cm"/>
    </style:style>
    <style:style style:name="co34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1.048cm"/>
    </style:style>
    <style:style style:name="co12" style:family="table-column">
      <style:table-column-properties fo:break-before="auto" style:column-width="2.926cm"/>
    </style:style>
    <style:style style:name="co13" style:family="table-column">
      <style:table-column-properties fo:break-before="auto" style:column-width="3.069cm"/>
    </style:style>
    <style:style style:name="co14" style:family="table-column">
      <style:table-column-properties fo:break-before="auto" style:column-width="2.228cm"/>
    </style:style>
    <style:style style:name="co15" style:family="table-column">
      <style:table-column-properties fo:break-before="auto" style:column-width="1.468cm"/>
    </style:style>
    <style:style style:name="co16" style:family="table-column">
      <style:table-column-properties fo:break-before="auto" style:column-width="2.514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725cm"/>
    </style:style>
    <style:style style:name="co19" style:family="table-column">
      <style:table-column-properties fo:break-before="auto" style:column-width="3.149cm"/>
    </style:style>
    <style:style style:name="co20" style:family="table-column">
      <style:table-column-properties fo:break-before="auto" style:column-width="2.401cm"/>
    </style:style>
    <style:style style:name="co21" style:family="table-column">
      <style:table-column-properties fo:break-before="auto" style:column-width="2.99cm"/>
    </style:style>
    <style:style style:name="co22" style:family="table-column">
      <style:table-column-properties fo:break-before="auto" style:column-width="3.175cm"/>
    </style:style>
    <style:style style:name="co24" style:family="table-column">
      <style:table-column-properties fo:break-before="auto" style:column-width="3.281cm"/>
    </style:style>
    <style:style style:name="co25" style:family="table-column">
      <style:table-column-properties fo:break-before="auto" style:column-width="2.805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29" style:family="table-column">
      <style:table-column-properties fo:break-before="auto" style:column-width="3.44cm"/>
    </style:style>
    <style:style style:name="co30" style:family="table-column">
      <style:table-column-properties fo:break-before="auto" style:column-width="2.903cm"/>
    </style:style>
    <style:style style:name="co35" style:family="table-column">
      <style:table-column-properties fo:break-before="auto" style:column-width="3.503cm"/>
    </style:style>
    <style:style style:name="co36" style:family="table-column">
      <style:table-column-properties fo:break-before="auto" style:column-width="2.533cm"/>
    </style:style>
    <style:style style:name="co37" style:family="table-column">
      <style:table-column-properties fo:break-before="auto" style:column-width="2.778cm"/>
    </style:style>
    <style:style style:name="co38" style:family="table-column">
      <style:table-column-properties fo:break-before="auto" style:column-width="2.434cm"/>
    </style:style>
    <style:style style:name="co39" style:family="table-column">
      <style:table-column-properties fo:break-before="auto" style:column-width="2.752cm"/>
    </style:style>
    <style:style style:name="co40" style:family="table-column">
      <style:table-column-properties fo:break-before="auto" style:column-width="3.173cm"/>
    </style:style>
    <style:style style:name="co41" style:family="table-column">
      <style:table-column-properties fo:break-before="auto" style:column-width="3.724cm"/>
    </style:style>
    <style:style style:name="co42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3" style:family="table" style:master-page-name="PageStyle_5f_Ben_27_s_20_Team">
      <style:table-properties table:display="true" style:writing-mode="lr-tb"/>
    </style:style>
    <style:style style:name="ta4" style:family="table" style:master-page-name="PageStyle_5f_Matt_27_s_20_Team">
      <style:table-properties table:display="true" style:writing-mode="lr-tb"/>
    </style:style>
    <style:style style:name="ta5" style:family="table" style:master-page-name="PageStyle_5f_Andrew_27_s_20_Team">
      <style:table-properties table:display="true" style:writing-mode="lr-tb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8" style:family="table" style:master-page-name="PageStyle_5f_Evan_27_s_20_Team">
      <style:table-properties table:display="true" style:writing-mode="lr-tb"/>
    </style:style>
    <style:style style:name="ta9" style:family="table" style:master-page-name="PageStyle_5f_Graham_27_s_20_Team">
      <style:table-properties table:display="true" style:writing-mode="lr-tb"/>
    </style:style>
    <style:style style:name="ta12" style:family="table" style:master-page-name="PageStyle_5f_Sam_27_s_20_Team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1" table:default-cell-style-name="Default"/>
        <table:table-column table:style-name="co2" table:default-cell-style-name="ce1"/>
        <table:table-column table:style-name="co12" table:default-cell-style-name="ce1"/>
        <table:table-column table:style-name="co13" table:default-cell-style-name="ce27"/>
        <table:table-column table:style-name="co14" table:default-cell-style-name="ce27"/>
        <table:table-column table:style-name="co15" table:default-cell-style-name="Default"/>
        <table:table-column table:style-name="co2" table:number-columns-repeated="2" table:default-cell-style-name="ce1"/>
        <table:table-column table:style-name="co16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table:style-name="ce27" office:value-type="float" office:value="5725000">
            <text:p>5,72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7" office:value-type="float" office:value="9500000">
            <text:p>9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7" office:value-type="float" office:value="5900000">
            <text:p>5,9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260">
            <text:p>2260</text:p>
          </table:table-cell>
          <table:table-cell office:value-type="string">
            <text:p>F</text:p>
          </table:table-cell>
          <table:table-cell office:value-type="string">
            <text:p>A Lee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7" office:value-type="float" office:value="8250000">
            <text:p>8,250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260">
            <text:p>2260</text:p>
          </table:table-cell>
          <table:table-cell office:value-type="string">
            <text:p>F</text:p>
          </table:table-cell>
          <table:table-cell office:value-type="string">
            <text:p>A Lee</text:p>
          </table:table-cell>
          <table:table-cell table:style-name="ce27" office:value-type="float" office:value="3750000">
            <text:p>3,75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4900000">
            <text:p>4,900,000.00</text:p>
          </table:table-cell>
          <table:table-cell/>
          <table:table-cell office:value-type="float" office:value="1069">
            <text:p>106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Bailey</text:p>
          </table:table-cell>
          <table:table-cell table:style-name="Default" office:value-type="float" office:value="3300000">
            <text:p>3300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7" office:value-type="float" office:value="5538000">
            <text:p>5,538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5500000">
            <text:p>550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7" office:value-type="float" office:value="6500000">
            <text:p>6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27">
            <text:p>282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3">
          <table:table-cell office:value-type="float" office:value="1069">
            <text:p>106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Bailey</text:p>
          </table:table-cell>
          <table:table-cell table:style-name="Default" office:value-type="float" office:value="3300000">
            <text:p>3300000</text:p>
          </table:table-cell>
          <table:table-cell/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table:style-name="ce27" office:value-type="float" office:value="2250000">
            <text:p>2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5500000">
            <text:p>550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74413000">
            <text:p>74,413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6350000">
            <text:p>6,3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816">
            <text:p>2816</text:p>
          </table:table-cell>
          <table:table-cell office:value-type="string">
            <text:p>D</text:p>
          </table:table-cell>
          <table:table-cell office:value-type="string">
            <text:p>Slavin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342">
            <text:p>1342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PK Suban</text:p>
          </table:table-cell>
          <table:table-cell table:style-name="Default" office:value-type="float" office:value="9000000">
            <text:p>9000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6000000">
            <text:p>6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office:value-type="float" office:value="2250000">
            <text:p>2,2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35745000">
            <text:p>135,74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4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18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19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801">
            <text:p>2801</text:p>
          </table:table-cell>
          <table:table-cell office:value-type="string">
            <text:p>F</text:p>
          </table:table-cell>
          <table:table-cell office:value-type="string">
            <text:p>Point</text:p>
          </table:table-cell>
          <table:table-cell table:style-name="ce27" office:value-type="float" office:value="894000">
            <text:p>894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7" office:value-type="float" office:value="8700000">
            <text:p>8,7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3030">
            <text:p>3030</text:p>
          </table:table-cell>
          <table:table-cell office:value-type="string">
            <text:p>F</text:p>
          </table:table-cell>
          <table:table-cell office:value-type="string">
            <text:p>Guentzel</text:p>
          </table:table-cell>
          <table:table-cell table:style-name="ce27" office:value-type="float" office:value="514000">
            <text:p>514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3197">
            <text:p>319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Keller</text:p>
          </table:table-cell>
          <table:table-cell table:style-name="Default" office:value-type="float" office:value="1673000">
            <text:p>1673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1313">
            <text:p>131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uchene</text:p>
          </table:table-cell>
          <table:table-cell table:style-name="Default" office:value-type="float" office:value="6000000">
            <text:p>6000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7" office:value-type="float" office:value="7500000">
            <text:p>7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13">
            <text:p>131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uchene</text:p>
          </table:table-cell>
          <table:table-cell table:style-name="Default" office:value-type="float" office:value="6000000">
            <text:p>60000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table:style-name="ce27" office:value-type="float" office:value="6700000">
            <text:p>6,7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table:style-name="ce27" office:value-type="float" office:value="7000000">
            <text:p>7,0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3030">
            <text:p>3030</text:p>
          </table:table-cell>
          <table:table-cell office:value-type="string">
            <text:p>F</text:p>
          </table:table-cell>
          <table:table-cell office:value-type="string">
            <text:p>Guentzel</text:p>
          </table:table-cell>
          <table:table-cell office:value-type="float" office:value="514000">
            <text:p>514,000.00</text:p>
          </table:table-cell>
          <table:table-cell/>
          <table:table-cell office:value-type="float" office:value="2537">
            <text:p>2537</text:p>
          </table:table-cell>
          <table:table-cell office:value-type="string">
            <text:p>D</text:p>
          </table:table-cell>
          <table:table-cell table:style-name="ce28" office:value-type="string">
            <text:p>E Lindell</text:p>
          </table:table-cell>
          <table:table-cell table:style-name="ce27" office:value-type="float" office:value="2200000">
            <text:p>2,2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2801">
            <text:p>2801</text:p>
          </table:table-cell>
          <table:table-cell office:value-type="string">
            <text:p>F</text:p>
          </table:table-cell>
          <table:table-cell office:value-type="string">
            <text:p>Poin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table:style-name="ce27" office:value-type="float" office:value="3225000">
            <text:p>3,2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7" office:value-type="float" office:value="7250000">
            <text:p>7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table:style-name="ce27" office:value-type="float" office:value="1450000">
            <text:p>1,4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197">
            <text:p>319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Keller</text:p>
          </table:table-cell>
          <table:table-cell table:style-name="Default" office:value-type="float" office:value="1673000">
            <text:p>1673000</text:p>
          </table:table-cell>
          <table:table-cell/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56328000">
            <text:p>56,32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483">
            <text:p>248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anson</text:p>
          </table:table-cell>
          <table:table-cell table:style-name="Default" office:value-type="float" office:value="825000">
            <text:p>825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style-name="ce29"/>
          <table:table-cell table:style-name="ce1"/>
          <table:table-cell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537">
            <text:p>2537</text:p>
          </table:table-cell>
          <table:table-cell office:value-type="string">
            <text:p>D</text:p>
          </table:table-cell>
          <table:table-cell table:style-name="ce28" office:value-type="string">
            <text:p>E Lindell</text:p>
          </table:table-cell>
          <table:table-cell office:value-type="float" office:value="2200000">
            <text:p>2,2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3201">
            <text:p>3201</text:p>
          </table:table-cell>
          <table:table-cell office:value-type="string">
            <text:p>D</text:p>
          </table:table-cell>
          <table:table-cell office:value-type="string">
            <text:p>V Mete</text:p>
          </table:table-cell>
          <table:table-cell office:value-type="float" office:value="870000">
            <text:p>87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"/>
          <table:table-cell table:style-name="Default"/>
          <table:table-cell/>
          <table:table-cell table:style-name="ce27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9498000">
            <text:p>99,498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/>
          <table:table-cell table:style-name="Default"/>
          <table:table-cell table:number-columns-repeated="251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's Team" table:style-name="ta5" table:print="false">
        <office:forms form:automatic-focus="false" form:apply-design-mode="false"/>
        <table:table-column table:style-name="co20" table:default-cell-style-name="Default"/>
        <table:table-column table:style-name="co20" table:default-cell-style-name="ce1"/>
        <table:table-column table:style-name="co21" table:default-cell-style-name="ce1"/>
        <table:table-column table:style-name="co22" table:default-cell-style-name="ce27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4" table:default-cell-style-name="ce1"/>
        <table:table-column table:style-name="co21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389">
            <text:p>23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E Lindholm</text:p>
          </table:table-cell>
          <table:table-cell office:value-type="float" office:value="2700000">
            <text:p>2700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2389">
            <text:p>23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E Lindholm</text:p>
          </table:table-cell>
          <table:table-cell table:style-name="Default" office:value-type="float" office:value="2700000">
            <text:p>27000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table:style-name="ce27" office:value-type="float" office:value="3000000">
            <text:p>3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5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5"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972">
            <text:p>2972</text:p>
          </table:table-cell>
          <table:table-cell office:value-type="string">
            <text:p>F</text:p>
          </table:table-cell>
          <table:table-cell office:value-type="string">
            <text:p>K Connor</text:p>
          </table:table-cell>
          <table:table-cell table:style-name="ce27" office:value-type="float" office:value="1670000">
            <text:p>1,67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A's 5th</text:p>
          </table:table-cell>
          <table:table-cell table:number-columns-repeated="246"/>
        </table:table-row>
        <table:table-row table:style-name="ro1">
          <table:table-cell office:value-type="float" office:value="1707">
            <text:p>170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Schwartz</text:p>
          </table:table-cell>
          <table:table-cell table:style-name="Default" office:value-type="float" office:value="5350000">
            <text:p>5350000</text:p>
          </table:table-cell>
          <table:table-cell/>
          <table:table-cell office:value-type="float" office:value="2460">
            <text:p>246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Y Gourde</text:p>
          </table:table-cell>
          <table:table-cell office:value-type="float" office:value="1000000">
            <text:p>10000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Andrew's 1<text:span text:style-name="T1">st</text:span></text:p>
          </table:table-cell>
          <table:table-cell table:number-columns-repeated="246"/>
        </table:table-row>
        <table:table-row table:style-name="ro1">
          <table:table-cell office:value-type="float" office:value="2616">
            <text:p>261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Vrana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table:style-name="ce27" office:value-type="float" office:value="3194000">
            <text:p>3,194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499">
            <text:p>1499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 McDonagh</text:p>
          </table:table-cell>
          <table:table-cell office:value-type="float" office:value="4700000">
            <text:p>47000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7" office:value-type="float" office:value="4833000">
            <text:p>4,833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table:style-name="ce8" office:value-type="float" office:value="6500000">
            <text:p>6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972">
            <text:p>2972</text:p>
          </table:table-cell>
          <table:table-cell office:value-type="string">
            <text:p>F</text:p>
          </table:table-cell>
          <table:table-cell office:value-type="string">
            <text:p>K Connor</text:p>
          </table:table-cell>
          <table:table-cell office:value-type="float" office:value="1670000">
            <text:p>1,670,000.00</text:p>
          </table:table-cell>
          <table:table-cell/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table:style-name="ce27" office:value-type="float" office:value="1744000">
            <text:p>1,74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6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599">
            <text:p>2599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Darling</text:p>
          </table:table-cell>
          <table:table-cell office:value-type="float" office:value="4150000">
            <text:p>415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460">
            <text:p>246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Y Gourde</text:p>
          </table:table-cell>
          <table:table-cell table:style-name="Default" office:value-type="float" office:value="1000000">
            <text:p>1000000</text:p>
          </table:table-cell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table:style-name="ce27"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style-name="ce27" table:formula="of:=SUM([.I1:.I15])" office:value-type="float" office:value="52791000">
            <text:p>52,791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110">
            <text:p>3110</text:p>
          </table:table-cell>
          <table:table-cell office:value-type="string">
            <text:p>D</text:p>
          </table:table-cell>
          <table:table-cell office:value-type="string">
            <text:p>Sam Girard</text:p>
          </table:table-cell>
          <table:table-cell table:style-name="ce26" office:value-type="float" office:value="925000">
            <text:p>9250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table:style-name="ce8" office:value-type="float" office:value="6500000">
            <text:p>6,5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1499">
            <text:p>1499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 McDonagh</text:p>
          </table:table-cell>
          <table:table-cell table:style-name="Default" office:value-type="float" office:value="4700000">
            <text:p>47000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2212">
            <text:p>221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ubban</text:p>
          </table:table-cell>
          <table:table-cell table:style-name="Default" office:value-type="float" office:value="650000">
            <text:p>6500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2599">
            <text:p>2599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Darling</text:p>
          </table:table-cell>
          <table:table-cell table:style-name="Default" office:value-type="float" office:value="4150000">
            <text:p>4150000</text:p>
          </table:table-cell>
          <table:table-cell table:number-columns-repeated="2"/>
          <table:table-cell table:style-name="Default"/>
          <table:table-cell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2378000">
            <text:p>82,378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25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5300000">
            <text:p>5,3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table:style-name="Default"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330">
            <text:p>3330</text:p>
          </table:table-cell>
          <table:table-cell office:value-type="string">
            <text:p>F</text:p>
          </table:table-cell>
          <table:table-cell office:value-type="string">
            <text:p>N Patrick</text:p>
          </table:table-cell>
          <table:table-cell office:value-type="float" office:value="3575000">
            <text:p>3,575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5300000">
            <text:p>5,300,000.00</text:p>
          </table:table-cell>
          <table:table-cell/>
          <table:table-cell table:style-name="Default" office:value-type="float" office:value="402">
            <text:p>40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mith</text:p>
          </table:table-cell>
          <table:table-cell table:style-name="Default" office:value-type="float" office:value="5667000">
            <text:p>5667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4245000">
            <text:p>64,24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3321">
            <text:p>3321</text:p>
          </table:table-cell>
          <table:table-cell office:value-type="string">
            <text:p>D</text:p>
          </table:table-cell>
          <table:table-cell office:value-type="string">
            <text:p>M Heiskanen</text:p>
          </table:table-cell>
          <table:table-cell office:value-type="float" office:value="3425000">
            <text:p>3,425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402">
            <text:p>40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mith</text:p>
          </table:table-cell>
          <table:table-cell table:style-name="Default" office:value-type="float" office:value="5667000">
            <text:p>5667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1964000">
            <text:p>121,964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27"/>
        <table:table-column table:style-name="co2" table:default-cell-style-name="ce8"/>
        <table:table-column table:style-name="co2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7" office:value-type="float" office:value="5250000">
            <text:p>5,2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06">
            <text:p>1406</text:p>
          </table:table-cell>
          <table:table-cell table:style-name="ce6" office:value-type="string">
            <text:p>F</text:p>
          </table:table-cell>
          <table:table-cell table:style-name="ce6" office:value-type="string">
            <text:p>A Henrique</text:p>
          </table:table-cell>
          <table:table-cell table:style-name="ce8" office:value-type="float" office:value="4000000">
            <text:p>4,000,000.00</text:p>
          </table:table-cell>
          <table:table-cell/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2162">
            <text:p>2162</text:p>
          </table:table-cell>
          <table:table-cell office:value-type="string">
            <text:p>F</text:p>
          </table:table-cell>
          <table:table-cell office:value-type="string">
            <text:p>V Namestnikov</text:p>
          </table:table-cell>
          <table:table-cell office:value-type="float" office:value="1938000">
            <text:p>1,938,000.00</text:p>
          </table:table-cell>
          <table:table-cell table:style-name="ce27"/>
          <table:table-cell office:value-type="float" office:value="2630">
            <text:p>263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L Draisaitl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table:style-name="ce1" office:value-type="float" office:value="2321">
            <text:p>232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W Karlsson</text:p>
          </table:table-cell>
          <table:table-cell table:style-name="ce27" office:value-type="float" office:value="1000000">
            <text:p>1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float" office:value="2321">
            <text:p>2321</text:p>
          </table:table-cell>
          <table:table-cell office:value-type="string">
            <text:p>F</text:p>
          </table:table-cell>
          <table:table-cell office:value-type="string">
            <text:p>W Karlsson</text:p>
          </table:table-cell>
          <table:table-cell office:value-type="float" office:value="1000000">
            <text:p>1,000,000.00</text:p>
          </table:table-cell>
          <table:table-cell/>
          <table:table-cell office:value-type="float" office:value="2873">
            <text:p>287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Marner</text:p>
          </table:table-cell>
          <table:table-cell table:style-name="ce27"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162">
            <text:p>21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Namestnikov</text:p>
          </table:table-cell>
          <table:table-cell table:style-name="ce27" office:value-type="float" office:value="1938000">
            <text:p>1,938,000.00</text:p>
          </table:table-cell>
          <table:table-cell/>
          <table:table-cell table:style-name="Default" table:number-columns-repeated="4"/>
          <table:table-cell table:number-columns-repeated="244"/>
        </table:table-row>
        <table:table-row table:style-name="ro1">
          <table:table-cell table:style-name="ce1" office:value-type="float" office:value="3071">
            <text:p>3071</text:p>
          </table:table-cell>
          <table:table-cell office:value-type="string">
            <text:p>F</text:p>
          </table:table-cell>
          <table:table-cell office:value-type="string">
            <text:p>J Puljujarvi</text:p>
          </table:table-cell>
          <table:table-cell table:style-name="Default" office:value-type="float" office:value="3000000">
            <text:p>3000000</text:p>
          </table:table-cell>
          <table:table-cell/>
          <table:table-cell office:value-type="float" office:value="1584">
            <text:p>158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office:value-type="string">
            <text:p>C Kreider</text:p>
          </table:table-cell>
          <table:table-cell table:style-name="ce8" office:value-type="float" office:value="2475000">
            <text:p>2,475,000.00</text:p>
          </table:table-cell>
          <table:table-cell/>
          <table:table-cell table:style-name="ce1" office:value-type="float" office:value="3071">
            <text:p>307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uljujarvi</text:p>
          </table:table-cell>
          <table:table-cell office:value-type="float" office:value="3000000">
            <text:p>3000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532">
            <text:p>253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ennberg</text:p>
          </table:table-cell>
          <table:table-cell table:style-name="Default" office:value-type="float" office:value="1400000">
            <text:p>14000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table:style-name="ce8" office:value-type="float" office:value="1350000">
            <text:p>1,350,000.00</text:p>
          </table:table-cell>
          <table:table-cell/>
          <table:table-cell office:value-type="float" office:value="2798">
            <text:p>2798</text:p>
          </table:table-cell>
          <table:table-cell table:style-name="ce1" office:value-type="string">
            <text:p>D</text:p>
          </table:table-cell>
          <table:table-cell table:style-name="ce1" office:value-type="string">
            <text:p>C Parayko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3018">
            <text:p>3018</text:p>
          </table:table-cell>
          <table:table-cell office:value-type="string">
            <text:p>D</text:p>
          </table:table-cell>
          <table:table-cell office:value-type="string">
            <text:p>G Forsling</text:p>
          </table:table-cell>
          <table:table-cell office:value-type="float" office:value="925000">
            <text:p>925000</text:p>
          </table:table-cell>
          <table:table-cell table:number-columns-repeated="249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831">
            <text:p>2831</text:p>
          </table:table-cell>
          <table:table-cell table:style-name="ce1" office:value-type="string">
            <text:p>D</text:p>
          </table:table-cell>
          <table:table-cell table:style-name="ce28" office:value-type="string">
            <text:p>N Hanafin</text:p>
          </table:table-cell>
          <table:table-cell table:style-name="ce27"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 table:style-name="Default"/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table:style-name="ce8"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3018">
            <text:p>301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G Forsling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ce1"/>
          <table:table-cell table:style-name="ce30"/>
          <table:table-cell table:style-name="ce6" office:value-type="string">
            <text:p>Salary:</text:p>
          </table:table-cell>
          <table:table-cell table:style-name="ce8" table:formula="of:=SUM([.I1:.I15])" office:value-type="float" office:value="38607000">
            <text:p>38,607,000.00</text:p>
          </table:table-cell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8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 table:style-name="ce27"/>
          <table:table-cell table:style-name="ce1"/>
          <table:table-cell table:style-name="ce30"/>
          <table:table-cell table:style-name="ce6"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17">
            <text:p>221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D Pouliot</text:p>
          </table:table-cell>
          <table:table-cell table:style-name="ce8" office:value-type="float" office:value="800000">
            <text:p>800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8000">
            <text:p>1,828,000.00</text:p>
          </table:table-cell>
          <table:table-cell table:style-name="ce27"/>
          <table:table-cell table:number-columns-repeated="253"/>
        </table:table-row>
        <table:table-row table:style-name="ro1">
          <table:table-cell office:value-type="float" office:value="2700">
            <text:p>2700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B Pesce</text:p>
          </table:table-cell>
          <table:table-cell table:style-name="Default" office:value-type="float" office:value="925000">
            <text:p>925000</text:p>
          </table:table-cell>
          <table:table-cell table:number-columns-repeated="254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table:style-name="ce8" office:value-type="float" office:value="4500000">
            <text:p>4,500,000.00</text:p>
          </table:table-cell>
          <table:table-cell table:number-columns-repeated="254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54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54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2])" office:value-type="float" office:value="46799000">
            <text:p>46,799,000.00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4"/>
          <table:table-cell table:number-columns-repeated="253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4"/>
          <table:table-cell table:style-name="Default" table:number-columns-repeated="13"/>
          <table:table-cell table:number-columns-repeated="236"/>
        </table:table-row>
        <table:table-row table:style-name="ro1">
          <table:table-cell/>
          <table:table-cell table:style-name="Default" table:number-columns-repeated="4"/>
          <table:table-cell/>
          <table:table-cell table:style-name="ce1" table:number-columns-repeated="2"/>
          <table:table-cell table:style-name="ce27"/>
          <table:table-cell table:style-name="Default" table:number-columns-repeated="13"/>
          <table:table-cell table:number-columns-repeated="236"/>
        </table:table-row>
      </table:table>
      <table:table table:name="Evan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29" table:default-cell-style-name="ce1"/>
        <table:table-column table:style-name="co30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2420">
            <text:p>2420</text:p>
          </table:table-cell>
          <table:table-cell office:value-type="string">
            <text:p>F</text:p>
          </table:table-cell>
          <table:table-cell office:value-type="string">
            <text:p>J Anderson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office:value-type="float" office:value="2625000">
            <text:p>2625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2nd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table:style-name="ce27" office:value-type="float" office:value="8000000">
            <text:p>8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table:style-name="ce1" office:value-type="float" office:value="2420">
            <text:p>2420</text:p>
          </table:table-cell>
          <table:table-cell office:value-type="string">
            <text:p>F</text:p>
          </table:table-cell>
          <table:table-cell office:value-type="string">
            <text:p>J Anderson</text:p>
          </table:table-cell>
          <table:table-cell table:style-name="ce27" office:value-type="float" office:value="1850000">
            <text:p>1,8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305">
            <text:p>30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P Bergeron</text:p>
          </table:table-cell>
          <table:table-cell table:style-name="Default" office:value-type="float" office:value="6875000">
            <text:p>68750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table:style-name="ce27" office:value-type="float" office:value="1775000">
            <text:p>1,77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2618">
            <text:p>2618</text:p>
          </table:table-cell>
          <table:table-cell office:value-type="string">
            <text:p>F</text:p>
          </table:table-cell>
          <table:table-cell office:value-type="string">
            <text:p>V Arvidsson</text:p>
          </table:table-cell>
          <table:table-cell office:value-type="float" office:value="650000">
            <text:p>650,000.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table:style-name="ce27" office:value-type="float" office:value="1850000">
            <text:p>1,8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table:style-name="ce1" office:value-type="float" office:value="3271">
            <text:p>3271</text:p>
          </table:table-cell>
          <table:table-cell office:value-type="string">
            <text:p>F</text:p>
          </table:table-cell>
          <table:table-cell office:value-type="string">
            <text:p>Jesper Bratt</text:p>
          </table:table-cell>
          <table:table-cell office:value-type="float" office:value="825000">
            <text:p>825,000.00</text:p>
          </table:table-cell>
          <table:table-cell/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table:style-name="ce27" office:value-type="float" office:value="9538000">
            <text:p>9,538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589">
            <text:p>15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Couturier</text:p>
          </table:table-cell>
          <table:table-cell table:style-name="ce26" office:value-type="float" office:value="4333000">
            <text:p>4333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office:value-type="float" office:value="2970">
            <text:p>29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Heinen</text:p>
          </table:table-cell>
          <table:table-cell office:value-type="float" office:value="916000">
            <text:p>916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1589">
            <text:p>15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Couturier</text:p>
          </table:table-cell>
          <table:table-cell table:style-name="ce26" office:value-type="float" office:value="4333000">
            <text:p>4333000</text:p>
          </table:table-cell>
          <table:table-cell table:style-name="ce8"/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office:value-type="float" office:value="1131000">
            <text:p>1131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table:style-name="ce27" office:value-type="float" office:value="720000">
            <text:p>72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2970">
            <text:p>29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Heinen</text:p>
          </table:table-cell>
          <table:table-cell table:style-name="Default" office:value-type="float" office:value="916000">
            <text:p>916000</text:p>
          </table:table-cell>
          <table:table-cell/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table:style-name="ce27"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1614">
            <text:p>161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Gardener</text:p>
          </table:table-cell>
          <table:table-cell office:value-type="float" office:value="4050000">
            <text:p>4050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2331">
            <text:p>2331</text:p>
          </table:table-cell>
          <table:table-cell office:value-type="string">
            <text:p>G</text:p>
          </table:table-cell>
          <table:table-cell office:value-type="string">
            <text:p>A Raanta</text:p>
          </table:table-cell>
          <table:table-cell table:style-name="ce27" office:value-type="float" office:value="1000000">
            <text:p>1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3">
            <text:p>229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E Haula</text:p>
          </table:table-cell>
          <table:table-cell table:style-name="Default" office:value-type="float" office:value="2750000">
            <text:p>2750000</text:p>
          </table:table-cell>
          <table:table-cell/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table:style-name="ce27" office:value-type="float" office:value="2300000">
            <text:p>2,300,000.00</text:p>
          </table:table-cell>
          <table:table-cell table:number-columns-repeated="249"/>
        </table:table-row>
        <table:table-row table:style-name="ro1">
          <table:table-cell office:value-type="float" office:value="579">
            <text:p>57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erron</text:p>
          </table:table-cell>
          <table:table-cell table:style-name="Default" office:value-type="float" office:value="3750000">
            <text:p>37500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style-name="ce27" table:formula="of:=SUM([.I1:.I15])" office:value-type="float" office:value="47421000">
            <text:p>47,421,000.00</text:p>
          </table:table-cell>
          <table:table-cell table:number-columns-repeated="249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 Ellis</text:p>
          </table:table-cell>
          <table:table-cell office:value-type="float" office:value="2500000">
            <text:p>2,5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 office:value-type="float" office:value="2883">
            <text:p>2883</text:p>
          </table:table-cell>
          <table:table-cell office:value-type="string">
            <text:p>D</text:p>
          </table:table-cell>
          <table:table-cell office:value-type="string">
            <text:p>T Chabot</text:p>
          </table:table-cell>
          <table:table-cell office:value-type="float" office:value="1223000">
            <text:p>1,223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1614">
            <text:p>161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Gardener</text:p>
          </table:table-cell>
          <table:table-cell table:style-name="Default" office:value-type="float" office:value="4050000">
            <text:p>4050000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48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2331">
            <text:p>2331</text:p>
          </table:table-cell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1000000">
            <text:p>1,000,000.00</text:p>
          </table:table-cell>
          <table:table-cell table:style-name="Default"/>
          <table:table-cell/>
          <table:table-cell table:style-name="Default" table:number-columns-repeated="2"/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5962000">
            <text:p>85,962,000.00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6">
            <text:p>16</text:p>
          </table:table-cell>
          <table:table-cell table:style-name="ce1"/>
          <table:table-cell/>
          <table:table-cell table:style-name="Default" table:number-columns-repeated="2"/>
          <table:table-cell table:number-columns-repeated="250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2"/>
          <table:table-cell table:number-columns-repeated="250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2"/>
          <table:table-cell table:number-columns-repeated="250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"/>
          <table:table-cell table:style-name="ce27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ce27"/>
          <table:table-cell table:number-columns-repeated="249"/>
        </table:table-row>
      </table:table>
      <table:table table:name="Graham's Team" table:style-name="ta9" table:print="false">
        <office:forms form:automatic-focus="false" form:apply-design-mode="false"/>
        <table:table-column table:style-name="co35" table:default-cell-style-name="Default"/>
        <table:table-column table:style-name="co2" table:default-cell-style-name="ce1"/>
        <table:table-column table:style-name="co36" table:default-cell-style-name="ce1"/>
        <table:table-column table:style-name="co25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37" table:default-cell-style-name="ce27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11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377">
            <text:p>1377</text:p>
          </table:table-cell>
          <table:table-cell office:value-type="string">
            <text:p>F</text:p>
          </table:table-cell>
          <table:table-cell office:value-type="string">
            <text:p>E Dadonov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3194">
            <text:p>3194</text:p>
          </table:table-cell>
          <table:table-cell office:value-type="string">
            <text:p>F</text:p>
          </table:table-cell>
          <table:table-cell office:value-type="string">
            <text:p>B Boeser</text:p>
          </table:table-cell>
          <table:table-cell office:value-type="float" office:value="1492000">
            <text:p>1,492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table:style-name="ce1" office:value-type="float" office:value="3053">
            <text:p>3053</text:p>
          </table:table-cell>
          <table:table-cell office:value-type="string">
            <text:p>F</text:p>
          </table:table-cell>
          <table:table-cell office:value-type="string">
            <text:p>P Dubois</text:p>
          </table:table-cell>
          <table:table-cell office:value-type="float" office:value="3394000">
            <text:p>3,394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3194">
            <text:p>3194</text:p>
          </table:table-cell>
          <table:table-cell office:value-type="string">
            <text:p>F</text:p>
          </table:table-cell>
          <table:table-cell office:value-type="string">
            <text:p>B Boeser</text:p>
          </table:table-cell>
          <table:table-cell office:value-type="float" office:value="1492000">
            <text:p>1,492,000.00</text:p>
          </table:table-cell>
          <table:table-cell/>
          <table:table-cell office:value-type="float" office:value="1377">
            <text:p>1377</text:p>
          </table:table-cell>
          <table:table-cell office:value-type="string">
            <text:p>F</text:p>
          </table:table-cell>
          <table:table-cell office:value-type="string">
            <text:p>E Dadonov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office:value-type="float" office:value="2700000">
            <text:p>2,700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table:style-name="ce1" office:value-type="float" office:value="3053">
            <text:p>3053</text:p>
          </table:table-cell>
          <table:table-cell office:value-type="string">
            <text:p>F</text:p>
          </table:table-cell>
          <table:table-cell office:value-type="string">
            <text:p>P Dubois</text:p>
          </table:table-cell>
          <table:table-cell office:value-type="float" office:value="3394000">
            <text:p>3,394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7465000">
            <text:p>57,465,000.00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3231">
            <text:p>3231</text:p>
          </table:table-cell>
          <table:table-cell office:value-type="string">
            <text:p>D</text:p>
          </table:table-cell>
          <table:table-cell office:value-type="string">
            <text:p>C McAvoy</text:p>
          </table:table-cell>
          <table:table-cell office:value-type="float" office:value="1258000">
            <text:p>1,258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2396">
            <text:p>2396</text:p>
          </table:table-cell>
          <table:table-cell office:value-type="string">
            <text:p>D</text:p>
          </table:table-cell>
          <table:table-cell office:value-type="string">
            <text:p>C Miller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Zaitsev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office:value-type="float" office:value="2700000">
            <text:p>2,7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office:value-type="float" office:value="2858">
            <text:p>285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J Saros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87900000">
            <text:p>87,9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11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</table:table>
      <table:table table:name="S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7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default-cell-style-name="ce1"/>
        <table:table-column table:style-name="co38" table:default-cell-style-name="ce1"/>
        <table:table-column table:style-name="co39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/>
          <table:table-cell table:style-name="Default" table:number-columns-repeated="3"/>
          <table:table-cell/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table:style-name="ce27" office:value-type="float" office:value="4750000">
            <text:p>4,75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7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table:style-name="ce27" office:value-type="float" office:value="1775000">
            <text:p>1,775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840">
            <text:p>2840</text:p>
          </table:table-cell>
          <table:table-cell office:value-type="string">
            <text:p>F</text:p>
          </table:table-cell>
          <table:table-cell office:value-type="string">
            <text:p>M Rantanen</text:p>
          </table:table-cell>
          <table:table-cell office:value-type="float" office:value="1627000">
            <text:p>1,627,000.00</text:p>
          </table:table-cell>
          <table:table-cell/>
          <table:table-cell office:value-type="float" office:value="2840">
            <text:p>2840</text:p>
          </table:table-cell>
          <table:table-cell office:value-type="string">
            <text:p>F</text:p>
          </table:table-cell>
          <table:table-cell office:value-type="string">
            <text:p>M Rantanen</text:p>
          </table:table-cell>
          <table:table-cell table:style-name="ce27" office:value-type="float" office:value="1627000">
            <text:p>1,627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3133">
            <text:p>3133</text:p>
          </table:table-cell>
          <table:table-cell office:value-type="string">
            <text:p>F</text:p>
          </table:table-cell>
          <table:table-cell office:value-type="string">
            <text:p>A DeBrinca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3133">
            <text:p>3133</text:p>
          </table:table-cell>
          <table:table-cell office:value-type="string">
            <text:p>F</text:p>
          </table:table-cell>
          <table:table-cell office:value-type="string">
            <text:p>A DeBrincat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440">
            <text:p>244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O Bjorkstrand</text:p>
          </table:table-cell>
          <table:table-cell table:style-name="Default" office:value-type="float" office:value="863000">
            <text:p>863000</text:p>
          </table:table-cell>
          <table:table-cell table:number-columns-repeated="2"/>
          <table:table-cell table:style-name="Default" office:value-type="float" office:value="2019">
            <text:p>2019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7" office:value-type="float" office:value="4500000">
            <text:p>4,50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table:style-name="ce27" office:value-type="float" office:value="5750000">
            <text:p>5,75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726">
            <text:p>17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O Klefbom</text:p>
          </table:table-cell>
          <table:table-cell table:style-name="Default" office:value-type="float" office:value="4167000">
            <text:p>4167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7">
            <text:p>26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K Fiala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881">
            <text:p>28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Barzal</text:p>
          </table:table-cell>
          <table:table-cell table:style-name="Default" office:value-type="float" office:value="1294000">
            <text:p>1294000</text:p>
          </table:table-cell>
          <table:table-cell/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7" office:value-type="float" office:value="378000">
            <text:p>378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440">
            <text:p>244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O Bjorkstrand</text:p>
          </table:table-cell>
          <table:table-cell table:style-name="Default" office:value-type="float" office:value="863000">
            <text:p>863000</text:p>
          </table:table-cell>
          <table:table-cell/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7" office:value-type="float" office:value="6500000">
            <text:p>6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style-name="ce27" table:formula="of:=SUM([.I1:.I15])" office:value-type="float" office:value="47570000">
            <text:p>47,57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588">
            <text:p>1588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Ekholm</text:p>
          </table:table-cell>
          <table:table-cell table:style-name="ce8" office:value-type="float" office:value="3750000">
            <text:p>3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726">
            <text:p>17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O Klefbom</text:p>
          </table:table-cell>
          <table:table-cell table:style-name="Default" office:value-type="float" office:value="4167000">
            <text:p>4167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style-name="ce1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4])" office:value-type="float" office:value="72414000">
            <text:p>72,41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4">
            <text:p>1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 table:style-name="ce1" table:number-columns-repeated="2"/>
          <table:table-cell table:number-columns-repeated="252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A's Team" table:style-name="ta13" table:print="false">
        <office:forms form:automatic-focus="false" form:apply-design-mode="false"/>
        <table:table-column table:style-name="co40" table:default-cell-style-name="Default"/>
        <table:table-column table:style-name="co17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7" table:number-columns-repeated="3" table:default-cell-style-name="Default"/>
        <table:table-column table:style-name="co12" table:default-cell-style-name="Default"/>
        <table:table-column table:style-name="co42" table:default-cell-style-name="Default"/>
        <table:table-column table:style-name="co17" table:number-columns-repeated="5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Sam's 5th</text:p>
          </table:table-cell>
          <table:table-cell table:number-columns-repeated="2"/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Sam's 2nd</text:p>
          </table:table-cell>
          <table:table-cell table:number-columns-repeated="2"/>
        </table:table-row>
        <table:table-row table:style-name="ro8"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office:value-type="float" office:value="3343">
            <text:p>33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A Kerfoot</text:p>
          </table:table-cell>
          <table:table-cell table:style-name="ce27" office:value-type="float" office:value="1138000">
            <text:p>1,138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8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501">
            <text:p>50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Toews</text:p>
          </table:table-cell>
          <table:table-cell table:style-name="ce27" office:value-type="float" office:value="6300000">
            <text:p>6,300,000.00</text:p>
          </table:table-cell>
          <table:table-cell/>
          <table:table-cell office:value-type="float" office:value="2019">
            <text:p>2019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table:style-name="ce6" office:value-type="float" office:value="1594">
            <text:p>15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Strome</text:p>
          </table:table-cell>
          <table:table-cell table:style-name="ce27" office:value-type="float" office:value="1713000">
            <text:p>1,713,000.00</text:p>
          </table:table-cell>
          <table:table-cell/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3050">
            <text:p>305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Schmaltz</text:p>
          </table:table-cell>
          <table:table-cell table:style-name="ce27" office:value-type="float" office:value="1542000">
            <text:p>1,542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2725">
            <text:p>2725</text:p>
          </table:table-cell>
          <table:table-cell office:value-type="string">
            <text:p>D</text:p>
          </table:table-cell>
          <table:table-cell office:value-type="string">
            <text:p>B Montour</text:p>
          </table:table-cell>
          <table:table-cell office:value-type="float" office:value="925000">
            <text:p>9250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8">
          <table:table-cell office:value-type="float" office:value="3343">
            <text:p>33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A Kerfoot</text:p>
          </table:table-cell>
          <table:table-cell table:style-name="ce27" office:value-type="float" office:value="1138000">
            <text:p>1,138,000.00</text:p>
          </table:table-cell>
          <table:table-cell/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table:style-name="ce1" office:value-type="float" office:value="3055">
            <text:p>305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ergachev</text:p>
          </table:table-cell>
          <table:table-cell table:style-name="ce27" office:value-type="float" office:value="1744000">
            <text:p>1,744,000.00</text:p>
          </table:table-cell>
          <table:table-cell table:number-columns-repeated="5"/>
        </table:table-row>
        <table:table-row table:style-name="ro8">
          <table:table-cell office:value-type="float" office:value="3050">
            <text:p>305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Schmaltz</text:p>
          </table:table-cell>
          <table:table-cell table:style-name="ce27" office:value-type="float" office:value="1542000">
            <text:p>1,542,000.00</text:p>
          </table:table-cell>
          <table:table-cell/>
          <table:table-cell office:value-type="float" office:value="3346">
            <text:p>334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 Butcher</text:p>
          </table:table-cell>
          <table:table-cell table:style-name="ce27" office:value-type="float" office:value="3775000">
            <text:p>3,775,000.00</text:p>
          </table:table-cell>
          <table:table-cell table:number-columns-repeated="5"/>
        </table:table-row>
        <table:table-row table:style-name="ro8">
          <table:table-cell office:value-type="float" office:value="2641">
            <text:p>264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Ho-Sang</text:p>
          </table:table-cell>
          <table:table-cell table:style-name="ce27" office:value-type="float" office:value="1076000">
            <text:p>1,076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5"/>
        </table:table-row>
        <table:table-row table:style-name="ro8">
          <table:table-cell office:value-type="float" office:value="501">
            <text:p>50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Toews</text:p>
          </table:table-cell>
          <table:table-cell table:style-name="ce27" office:value-type="float" office:value="6300000">
            <text:p>6,300,000.00</text:p>
          </table:table-cell>
          <table:table-cell/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5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7" table:formula="of:=SUM([.I1:.I15])" office:value-type="float" office:value="37812000">
            <text:p>37,812,000.00</text:p>
          </table:table-cell>
          <table:table-cell table:number-columns-repeated="5"/>
        </table:table-row>
        <table:table-row table:style-name="ro8">
          <table:table-cell table:style-name="ce1" office:value-type="float" office:value="3055">
            <text:p>305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ergachev</text:p>
          </table:table-cell>
          <table:table-cell table:style-name="ce27" office:value-type="float" office:value="1744000">
            <text:p>1,744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5"/>
        </table:table-row>
        <table:table-row table:style-name="ro8"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 table:number-columns-repeated="2"/>
        </table:table-row>
        <table:table-row table:style-name="ro8">
          <table:table-cell office:value-type="float" office:value="2725">
            <text:p>2725</text:p>
          </table:table-cell>
          <table:table-cell office:value-type="string">
            <text:p>D</text:p>
          </table:table-cell>
          <table:table-cell office:value-type="string">
            <text:p>B Montour</text:p>
          </table:table-cell>
          <table:table-cell office:value-type="float" office:value="925000">
            <text:p>9250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5"/>
        </table:table-row>
        <table:table-row table:style-name="ro8">
          <table:table-cell office:value-type="float" office:value="3346">
            <text:p>334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 Butcher</text:p>
          </table:table-cell>
          <table:table-cell table:style-name="ce27" office:value-type="float" office:value="3775000">
            <text:p>3,775,000.00</text:p>
          </table:table-cell>
          <table:table-cell table:number-columns-repeated="10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10"/>
        </table:table-row>
        <table:table-row table:style-name="ro8">
          <table:table-cell office:value-type="float" office:value="1687">
            <text:p>168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number-columns-repeated="10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10"/>
        </table:table-row>
        <table:table-row table:style-name="ro8">
          <table:table-cell office:value-type="float" office:value="1912">
            <text:p>191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 Pickard</text:p>
          </table:table-cell>
          <table:table-cell table:style-name="ce27" office:value-type="float" office:value="1000000">
            <text:p>1,000,000.00</text:p>
          </table:table-cell>
          <table:table-cell table:number-columns-repeated="10"/>
        </table:table-row>
        <table:table-row table:style-name="ro8"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10"/>
        </table:table-row>
        <table:table-row table:style-name="ro8">
          <table:table-cell office:value-type="float" office:value="1186">
            <text:p>1186</text:p>
          </table:table-cell>
          <table:table-cell table:style-name="ce1" office:value-type="string">
            <text:p>G</text:p>
          </table:table-cell>
          <table:table-cell table:style-name="ce1" office:value-type="string">
            <text:p>M Neuvirth</text:p>
          </table:table-cell>
          <table:table-cell table:style-name="ce27" office:value-type="float" office:value="1625000">
            <text:p>1,625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7" table:formula="of:=SUM([.D1:.D23])" office:value-type="float" office:value="69766000">
            <text:p>69,766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2];&quot;=F&quot;)" office:value-type="float" office:value="15">
            <text:p>15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2];&quot;=D&quot;)" office:value-type="float" office:value="7">
            <text:p>7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2];&quot;=G&quot;)" office:value-type="float" office:value="4">
            <text:p>4</text:p>
          </table:table-cell>
          <table:table-cell table:number-columns-repeated="10"/>
        </table:table-row>
        <table:table-row table:style-name="ro8" table:number-rows-repeated="1048545">
          <table:table-cell table:number-columns-repeated="14"/>
        </table:table-row>
        <table:table-row table:style-name="ro8">
          <table:table-cell table:number-columns-repeated="14"/>
        </table:table-row>
      </table:table>
      <table:table table:name="expansion players" table:style-name="ta10" table:print="false">
        <table:table-column table:style-name="co31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 calcext:value-type="string">
            <text:p>Jordans Team</text:p>
          </table:table-cell>
          <table:table-cell table:style-name="ce9" office:value-type="string" calcext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Huberdeau</text:p>
          </table:table-cell>
          <table:table-cell table:style-name="ce15" office:value-type="float" office:value="3194000" calcext:value-type="float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J Toews</text:p>
          </table:table-cell>
          <table:table-cell table:style-name="ce16" office:value-type="float" office:value="6300000" calcext:value-type="float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H Zetterberg</text:p>
          </table:table-cell>
          <table:table-cell table:style-name="ce15"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P Bergeron</text:p>
          </table:table-cell>
          <table:table-cell table:style-name="ce16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A Ladd</text:p>
          </table:table-cell>
          <table:table-cell table:style-name="ce17" office:value-type="float" office:value="4400000" calcext:value-type="float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Iginla</text:p>
          </table:table-cell>
          <table:table-cell table:style-name="ce15" office:value-type="float" office:value="5333333" calcext:value-type="float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C Hodgson</text:p>
          </table:table-cell>
          <table:table-cell table:style-name="ce17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H Sedin</text:p>
          </table:table-cell>
          <table:table-cell table:style-name="ce16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9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Sedin</text:p>
          </table:table-cell>
          <table:table-cell table:style-name="ce15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R Nugent-Hopkins</text:p>
          </table:table-cell>
          <table:table-cell table:style-name="ce17"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J. Schwartz</text:p>
          </table:table-cell>
          <table:table-cell table:style-name="ce17" office:value-type="float" office:value="1167000" calcext:value-type="float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Thornton</text:p>
          </table:table-cell>
          <table:table-cell table:style-name="ce15" office:value-type="float" office:value="6750000" calcext:value-type="float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V Nichushkin</text:p>
          </table:table-cell>
          <table:table-cell table:style-name="ce17" office:value-type="float" office:value="2125000" calcext:value-type="float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 Monahan</text:p>
          </table:table-cell>
          <table:table-cell table:style-name="ce16" office:value-type="float" office:value="1775000" calcext:value-type="float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A Steen</text:p>
          </table:table-cell>
          <table:table-cell table:style-name="ce16" office:value-type="float" office:value="5800000" calcext:value-type="float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 Rielly</text:p>
          </table:table-cell>
          <table:table-cell table:style-name="ce17" office:value-type="float" office:value="1300000" calcext:value-type="float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 Del Zotto</text:p>
          </table:table-cell>
          <table:table-cell table:style-name="ce16" office:value-type="float" office:value="2550000" calcext:value-type="float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 Voynov</text:p>
          </table:table-cell>
          <table:table-cell table:style-name="ce15" office:value-type="float" office:value="4167000" calcext:value-type="float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 Franson</text:p>
          </table:table-cell>
          <table:table-cell table:style-name="ce15"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T Krug</text:p>
          </table:table-cell>
          <table:table-cell table:style-name="ce16" office:value-type="float" office:value="1704000" calcext:value-type="float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 Vlasic</text:p>
          </table:table-cell>
          <table:table-cell table:style-name="ce18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C Fowler</text:p>
          </table:table-cell>
          <table:table-cell table:style-name="ce17"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S Varlamov</text:p>
          </table:table-cell>
          <table:table-cell table:style-name="ce16" office:value-type="float" office:value="5900000" calcext:value-type="float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Price</text:p>
          </table:table-cell>
          <table:table-cell table:style-name="ce17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E Lack</text:p>
          </table:table-cell>
          <table:table-cell table:style-name="ce18" office:value-type="float" office:value="1150000" calcext:value-type="float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J Howard</text:p>
          </table:table-cell>
          <table:table-cell table:style-name="ce15" office:value-type="float" office:value="5292000" calcext:value-type="float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Andrew's Team 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 Bonino</text:p>
          </table:table-cell>
          <table:table-cell office:value-type="float" office:value="1900000" calcext:value-type="float">
            <text:p>1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 Parenteau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 Staal</text:p>
          </table:table-cell>
          <table:table-cell office:value-type="float" office:value="8250000" calcext:value-type="float">
            <text:p>8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 Vrbata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 Krejci</text:p>
          </table:table-cell>
          <table:table-cell table:style-name="ce17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 Markov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 Johnson</text:p>
          </table:table-cell>
          <table:table-cell table:style-name="ce16" office:value-type="float" office:value="3750000" calcext:value-type="float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Z Chara</text:p>
          </table:table-cell>
          <table:table-cell table:style-name="ce15" office:value-type="float" office:value="6917000" calcext:value-type="float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D Doughty</text:p>
          </table:table-cell>
          <table:table-cell table:style-name="ce18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Reimer</text:p>
          </table:table-cell>
          <table:table-cell office:value-type="float" office:value="2300000" calcext:value-type="float">
            <text:p>2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Hiller</text:p>
          </table:table-cell>
          <table:table-cell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Ben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J Lupul</text:p>
          </table:table-cell>
          <table:table-cell table:style-name="ce18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N Yakupov</text:p>
          </table:table-cell>
          <table:table-cell table:style-name="ce18" office:value-type="float" office:value="3775000" calcext:value-type="float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B Bennett</text:p>
          </table:table-cell>
          <table:table-cell table:style-name="ce18" office:value-type="float" office:value="900000" calcext:value-type="float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Backes</text:p>
          </table:table-cell>
          <table:table-cell table:style-name="ce15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 Ribeiro</text:p>
          </table:table-cell>
          <table:table-cell table:style-name="ce18" office:value-type="float" office:value="1050000" calcext:value-type="float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 Goligoski</text:p>
          </table:table-cell>
          <table:table-cell table:style-name="ce16"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Muzzin</text:p>
          </table:table-cell>
          <table:table-cell table:style-name="ce18" office:value-type="float" office:value="1000000" calcext:value-type="float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Faulk</text:p>
          </table:table-cell>
          <table:table-cell table:style-name="ce18" office:value-type="float" office:value="4833333" calcext:value-type="float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T Barrie</text:p>
          </table:table-cell>
          <table:table-cell table:style-name="ce17" office:value-type="float" office:value="2600000" calcext:value-type="float">
            <text:p>2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Bernier</text:p>
          </table:table-cell>
          <table:table-cell office:value-type="float" office:value="2900000" calcext:value-type="float">
            <text:p>2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office:value-type="float" office:value="800000" calcext:value-type="float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Matt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Hossa</text:p>
          </table:table-cell>
          <table:table-cell office:value-type="float" office:value="5233000" calcext:value-type="float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B Ryan</text:p>
          </table:table-cell>
          <table:table-cell table:style-name="ce17" office:value-type="float" office:value="5100000" calcext:value-type="float">
            <text:p>5,1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Silfverberg</text:p>
          </table:table-cell>
          <table:table-cell office:value-type="float" office:value="850500" calcext:value-type="float">
            <text:p>850,5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 Stepan</text:p>
          </table:table-cell>
          <table:table-cell office:value-type="float" office:value="3075000" calcext:value-type="float">
            <text:p>3,0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Gardiner</text:p>
          </table:table-cell>
          <table:table-cell office:value-type="float" office:value="4050000" calcext:value-type="float">
            <text:p>4,0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Niskanen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Green</text:p>
          </table:table-cell>
          <table:table-cell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N Leddy</text:p>
          </table:table-cell>
          <table:table-cell table:style-name="ce16" office:value-type="float" office:value="2700000" calcext:value-type="float">
            <text:p>2,7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Crawford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Miller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Mason</text:p>
          </table:table-cell>
          <table:table-cell table:style-name="ce15" office:value-type="float" office:value="4100000" calcext:value-type="float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Nick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B Marchand</text:p>
          </table:table-cell>
          <table:table-cell table:style-name="ce16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Selanne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Ennis</text:p>
          </table:table-cell>
          <table:table-cell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P Marleau</text:p>
          </table:table-cell>
          <table:table-cell table:style-name="ce17" office:value-type="float" office:value="6900000" calcext:value-type="float">
            <text:p>6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Pominville</text:p>
          </table:table-cell>
          <table:table-cell office:value-type="float" office:value="5600000" calcext:value-type="float">
            <text:p>5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Jokinen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Byfuglien</text:p>
          </table:table-cell>
          <table:table-cell office:value-type="float" office:value="5200000" calcext:value-type="float">
            <text:p>5,2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Streit</text:p>
          </table:table-cell>
          <table:table-cell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Carlson</text:p>
          </table:table-cell>
          <table:table-cell office:value-type="float" office:value="3967000" calcext:value-type="float">
            <text:p>3,967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Brodin</text:p>
          </table:table-cell>
          <table:table-cell office:value-type="float" office:value="1444000" calcext:value-type="float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Bobrovsky</text:p>
          </table:table-cell>
          <table:table-cell table:style-name="ce15" office:value-type="float" office:value="5625000" calcext:value-type="float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Tyler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Moulson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Voracek</text:p>
          </table:table-cell>
          <table:table-cell table:style-name="ce15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 Filppula</text:p>
          </table:table-cell>
          <table:table-cell table:style-name="ce16"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 Sutter</text:p>
          </table:table-cell>
          <table:table-cell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Hansen</text:p>
          </table:table-cell>
          <table:table-cell office:value-type="float" office:value="2500000" calcext:value-type="float">
            <text:p>2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 Wiercioch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Hamilton</text:p>
          </table:table-cell>
          <table:table-cell office:value-type="float" office:value="1494000" calcext:value-type="float">
            <text:p>1,494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Schultz</text:p>
          </table:table-cell>
          <table:table-cell office:value-type="float" office:value="3675000" calcext:value-type="float">
            <text:p>3,6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Luongo</text:p>
          </table:table-cell>
          <table:table-cell office:value-type="float" office:value="5333000" calcext:value-type="float">
            <text:p>5,333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 Pavelec</text:p>
          </table:table-cell>
          <table:table-cell office:value-type="float" office:value="3900000" calcext:value-type="float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Anderson</text:p>
          </table:table-cell>
          <table:table-cell table:style-name="ce17" office:value-type="float" office:value="3188000" calcext:value-type="float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 calcext:value-type="string">
            <text:p>Expansion Round 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ews</text:p>
          </table:table-cell>
          <table:table-cell/>
          <table:table-cell table:style-name="ce20" office:value-type="string" calcext:value-type="string">
            <text:p>Evan</text:p>
          </table:table-cell>
          <table:table-cell table:style-name="ce21" office:value-type="string" calcext:value-type="string">
            <text:p>Graham</text:p>
          </table:table-cell>
          <table:table-cell table:style-name="ce22" office:value-type="string" calcext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etterburg</text:p>
          </table:table-cell>
          <table:table-cell/>
          <table:table-cell office:value-type="string" calcext:value-type="string">
            <text:p>Toews</text:p>
          </table:table-cell>
          <table:table-cell office:value-type="string" calcext:value-type="string">
            <text:p>Zetterburg</text:p>
          </table:table-cell>
          <table:table-cell office:value-type="string" calcext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Price </text:p>
          </table:table-cell>
          <table:table-cell/>
          <table:table-cell office:value-type="string" calcext:value-type="string">
            <text:p>Varlamov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Kreijci</text:p>
          </table:table-cell>
          <table:table-cell/>
          <table:table-cell office:value-type="string" calcext:value-type="string">
            <text:p>Bergeron</text:p>
          </table:table-cell>
          <table:table-cell office:value-type="string" calcext:value-type="string">
            <text:p>Bobrovsky</text:p>
          </table:table-cell>
          <table:table-cell office:value-type="string" calcext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thornton</text:p>
          </table:table-cell>
          <table:table-cell/>
          <table:table-cell office:value-type="string" calcext:value-type="string">
            <text:p>Krug</text:p>
          </table:table-cell>
          <table:table-cell office:value-type="string" calcext:value-type="string">
            <text:p>Voracek</text:p>
          </table:table-cell>
          <table:table-cell office:value-type="string" calcext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varlamov</text:p>
          </table:table-cell>
          <table:table-cell/>
          <table:table-cell office:value-type="string" calcext:value-type="string">
            <text:p>Monahan</text:p>
          </table:table-cell>
          <table:table-cell office:value-type="string" calcext:value-type="string">
            <text:p>D Sedin</text:p>
          </table:table-cell>
          <table:table-cell office:value-type="string" calcext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Bergeron</text:p>
          </table:table-cell>
          <table:table-cell/>
          <table:table-cell office:value-type="string" calcext:value-type="string">
            <text:p>H Sedi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obrovsky</text:p>
          </table:table-cell>
          <table:table-cell/>
          <table:table-cell office:value-type="string" calcext:value-type="string">
            <text:p>Goligoski</text:p>
          </table:table-cell>
          <table:table-cell office:value-type="string" calcext:value-type="string">
            <text:p>Iginla</text:p>
          </table:table-cell>
          <table:table-cell office:value-type="string" calcext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Marchand</text:p>
          </table:table-cell>
          <table:table-cell office:value-type="string" calcext:value-type="string">
            <text:p>Huberdeau</text:p>
          </table:table-cell>
          <table:table-cell office:value-type="string" calcext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udgent Hopkins</text:p>
          </table:table-cell>
          <table:table-cell/>
          <table:table-cell office:value-type="string" calcext:value-type="string">
            <text:p>Steen</text:p>
          </table:table-cell>
          <table:table-cell office:value-type="string" calcext:value-type="string">
            <text:p>Voynov</text:p>
          </table:table-cell>
          <table:table-cell office:value-type="string" calcext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racek</text:p>
          </table:table-cell>
          <table:table-cell/>
          <table:table-cell office:value-type="string" calcext:value-type="string">
            <text:p>Filpul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E Johnson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onahan</text:p>
          </table:table-cell>
          <table:table-cell/>
          <table:table-cell office:value-type="string" calcext:value-type="string">
            <text:p>Leddy</text:p>
          </table:table-cell>
          <table:table-cell office:value-type="string" calcext:value-type="string">
            <text:p>Franson</text:p>
          </table:table-cell>
          <table:table-cell office:value-type="string" calcext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D Sedin</text:p>
          </table:table-cell>
          <table:table-cell/>
          <table:table-cell office:value-type="string" calcext:value-type="string">
            <text:p>Del Zotto</text:p>
          </table:table-cell>
          <table:table-cell office:value-type="string" calcext:value-type="string">
            <text:p>Chara</text:p>
          </table:table-cell>
          <table:table-cell office:value-type="string" calcext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9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 calcext:value-type="string">
            <text:p>Be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yan Johanson</text:p>
          </table:table-cell>
          <table:table-cell/>
          <table:table-cell office:value-type="string" calcext:value-type="string">
            <text:p>Vanek</text:p>
          </table:table-cell>
          <table:table-cell office:value-type="string" calcext:value-type="string">
            <text:p>Ryan Johanson</text:p>
          </table:table-cell>
          <table:table-cell office:value-type="string" calcext:value-type="string">
            <text:p>Holtby</text:p>
          </table:table-cell>
          <table:table-cell office:value-type="string" calcext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rnqvist</text:p>
          </table:table-cell>
          <table:table-cell/>
          <table:table-cell office:value-type="string" calcext:value-type="string">
            <text:p>Palat</text:p>
          </table:table-cell>
          <table:table-cell table:style-name="ce6" office:value-type="string" calcext:value-type="string">
            <text:p>Oshie</text:p>
          </table:table-cell>
          <table:table-cell table:style-name="ce6" office:value-type="string" calcext:value-type="string">
            <text:p>Sekera</text:p>
          </table:table-cell>
          <table:table-cell office:value-type="string" calcext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htonen</text:p>
          </table:table-cell>
          <table:table-cell/>
          <table:table-cell office:value-type="string" calcext:value-type="string">
            <text:p>Roman Josi</text:p>
          </table:table-cell>
          <table:table-cell office:value-type="string" calcext:value-type="string">
            <text:p>Ekblad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Vanek</text:p>
          </table:table-cell>
          <table:table-cell/>
          <table:table-cell office:value-type="string" calcext:value-type="string">
            <text:p>Brodie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tby</text:p>
          </table:table-cell>
          <table:table-cell/>
          <table:table-cell office:value-type="string" calcext:value-type="string">
            <text:p>Strom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hrhoff</text:p>
          </table:table-cell>
          <table:table-cell office:value-type="string" calcext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Hudler</text:p>
          </table:table-cell>
          <table:table-cell office:value-type="string" calcext:value-type="string">
            <text:p>Teraveinin</text:p>
          </table:table-cell>
          <table:table-cell office:value-type="string" calcext:value-type="string">
            <text:p>Jagr</text:p>
          </table:table-cell>
          <table:table-cell office:value-type="string" calcext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Tyler)</text:p>
          </table:table-cell>
          <table:table-cell office:value-type="string" calcext:value-type="string">
            <text:p>F Anderson</text:p>
          </table:table-cell>
          <table:table-cell/>
          <table:table-cell office:value-type="string" calcext:value-type="string">
            <text:p>Cammelri</text:p>
          </table:table-cell>
          <table:table-cell office:value-type="string" calcext:value-type="string">
            <text:p>Lucic</text:p>
          </table:table-cell>
          <table:table-cell office:value-type="string" calcext:value-type="string">
            <text:p>Soderberg</text:p>
          </table:table-cell>
          <table:table-cell office:value-type="string" calcext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Andrew)</text:p>
          </table:table-cell>
          <table:table-cell office:value-type="string" calcext:value-type="string">
            <text:p>Dany Heatly</text:p>
          </table:table-cell>
          <table:table-cell/>
          <table:table-cell office:value-type="string" calcext:value-type="string">
            <text:p>Sem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Zuccarlle</text:p>
          </table:table-cell>
          <table:table-cell office:value-type="string" calcext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Matt)</text:p>
          </table:table-cell>
          <table:table-cell table:number-columns-repeated="2"/>
          <table:table-cell office:value-type="string" calcext:value-type="string">
            <text:p>Drasaitl</text:p>
          </table:table-cell>
          <table:table-cell office:value-type="string" calcext:value-type="string">
            <text:p>Macarthu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2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Stastny</text:p>
          </table:table-cell>
          <table:table-cell table:style-name="ce6"/>
          <table:table-cell table:style-name="ce6" office:value-type="string" calcext:value-type="string">
            <text:p>Khudobin</text:p>
          </table:table-cell>
          <table:table-cell office:value-type="string" calcext:value-type="string">
            <text:p>Bouwmeester</text:p>
          </table:table-cell>
          <table:table-cell office:value-type="string" calcext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table:style-name="ce19" office:value-type="string" calcext:value-type="string">
            <text:p>Kuznetzov</text:p>
          </table:table-cell>
          <table:table-cell table:style-name="ce6" table:number-columns-repeated="2"/>
          <table:table-cell office:value-type="string" calcext:value-type="string">
            <text:p>Filip Forsberg</text:p>
          </table:table-cell>
          <table:table-cell office:value-type="string" calcext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style-name="ce6" office:value-type="string" calcext:value-type="string">
            <text:p>Oshie</text:p>
          </table:table-cell>
          <table:table-cell table:style-name="ce6" table:number-columns-repeated="2"/>
          <table:table-cell office:value-type="string" calcext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table:style-name="ce6" office:value-type="string" calcext:value-type="string">
            <text:p>Palat</text:p>
          </table:table-cell>
          <table:table-cell table:style-name="ce6" table:number-columns-repeated="2"/>
          <table:table-cell office:value-type="string" calcext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table:style-name="ce6" office:value-type="string" calcext:value-type="string">
            <text:p>Sekera</text:p>
          </table:table-cell>
          <table:table-cell table:style-name="ce6" table:number-columns-repeated="2"/>
          <table:table-cell office:value-type="string" calcext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Trouba</text:p>
          </table:table-cell>
          <table:table-cell table:style-name="ce6" table:number-columns-repeated="2"/>
          <table:table-cell office:value-type="string" calcext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reider</text:p>
          </table:table-cell>
          <table:table-cell table:style-name="ce6" table:number-columns-repeated="2"/>
          <table:table-cell office:value-type="string" calcext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 calcext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 calcext:value-type="string">
            <text:p>Round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chenn</text:p>
          </table:table-cell>
          <table:table-cell table:style-name="ce6"/>
          <table:table-cell table:style-name="ce6" office:value-type="string" calcext:value-type="string">
            <text:p>Graha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Giordano</text:p>
          </table:table-cell>
          <table:table-cell table:style-name="ce6"/>
          <table:table-cell office:value-type="string" calcext:value-type="string">
            <text:p>Hornqvist</text:p>
          </table:table-cell>
          <table:table-cell office:value-type="string" calcext:value-type="string">
            <text:p>Lehtonen</text:p>
          </table:table-cell>
          <table:table-cell office:value-type="string" calcext:value-type="string">
            <text:p>F Anderson</text:p>
          </table:table-cell>
          <table:table-cell office:value-type="string" calcext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Josi</text:p>
          </table:table-cell>
          <table:table-cell table:style-name="ce6"/>
          <table:table-cell table:style-name="ce19" office:value-type="string" calcext:value-type="string">
            <text:p>Kuznetzov</text:p>
          </table:table-cell>
          <table:table-cell table:style-name="ce6" office:value-type="string" calcext:value-type="string">
            <text:p>Stastny</text:p>
          </table:table-cell>
          <table:table-cell office:value-type="string" calcext:value-type="string">
            <text:p>Dany Heatly</text:p>
          </table:table-cell>
          <table:table-cell office:value-type="string" calcext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den</text:p>
          </table:table-cell>
          <table:table-cell/>
          <table:table-cell office:value-type="string" calcext:value-type="string">
            <text:p>Schenn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Gibson</text:p>
          </table:table-cell>
          <table:table-cell/>
          <table:table-cell office:value-type="string" calcext:value-type="string">
            <text:p>Eriksson</text:p>
          </table:table-cell>
          <table:table-cell office:value-type="string" calcext:value-type="string">
            <text:p>tofli</text:p>
          </table:table-cell>
          <table:table-cell office:value-type="string" calcext:value-type="string">
            <text:p>Sam Reinhart</text:p>
          </table:table-cell>
          <table:table-cell office:value-type="string" calcext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J allen</text:p>
          </table:table-cell>
          <table:table-cell/>
          <table:table-cell office:value-type="string" calcext:value-type="string">
            <text:p>Wisneski</text:p>
          </table:table-cell>
          <table:table-cell office:value-type="string" calcext:value-type="string">
            <text:p>Bozak</text:p>
          </table:table-cell>
          <table:table-cell office:value-type="string" calcext:value-type="string">
            <text:p>Nick Backstrom</text:p>
          </table:table-cell>
          <table:table-cell office:value-type="string" calcext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"/>
          <table:table-cell office:value-type="string" calcext:value-type="string">
            <text:p>Carter</text:p>
          </table:table-cell>
          <table:table-cell office:value-type="string" calcext:value-type="string">
            <text:p>Gadreau</text:p>
          </table:table-cell>
          <table:table-cell office:value-type="string" calcext:value-type="string">
            <text:p>neuvirth</text:p>
          </table:table-cell>
          <table:table-cell office:value-type="string" calcext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Sam Reinhart</text:p>
          </table:table-cell>
          <table:table-cell/>
          <table:table-cell office:value-type="string" calcext:value-type="string">
            <text:p>Jenner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Dan Boyle</text:p>
          </table:table-cell>
          <table:table-cell office:value-type="string" calcext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4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fli</text:p>
          </table:table-cell>
          <table:table-cell/>
          <table:table-cell office:value-type="string" calcext:value-type="string">
            <text:p>E Kane</text:p>
          </table:table-cell>
          <table:table-cell office:value-type="string" calcext:value-type="string">
            <text:p>Kemper</text:p>
          </table:table-cell>
          <table:table-cell office:value-type="string" calcext:value-type="string">
            <text:p>Brendan Smith</text:p>
          </table:table-cell>
          <table:table-cell office:value-type="string" calcext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riksson</text:p>
          </table:table-cell>
          <table:table-cell/>
          <table:table-cell office:value-type="string" calcext:value-type="string">
            <text:p>Lehtera</text:p>
          </table:table-cell>
          <table:table-cell office:value-type="string" calcext:value-type="string">
            <text:p>neilson</text:p>
          </table:table-cell>
          <table:table-cell office:value-type="string" calcext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tar</text:p>
          </table:table-cell>
          <table:table-cell/>
          <table:table-cell office:value-type="string" calcext:value-type="string">
            <text:p>Seabrook</text:p>
          </table:table-cell>
          <table:table-cell office:value-type="string" calcext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Brodie</text:p>
          </table:table-cell>
          <table:table-cell/>
          <table:table-cell office:value-type="string" calcext:value-type="string">
            <text:p>Nelson</text:p>
          </table:table-cell>
          <table:table-cell office:value-type="string" calcext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upuis</text:p>
          </table:table-cell>
          <table:table-cell/>
          <table:table-cell office:value-type="string" calcext:value-type="string">
            <text:p>Zibenijad</text:p>
          </table:table-cell>
          <table:table-cell office:value-type="string" calcext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gagner</text:p>
          </table:table-cell>
          <table:table-cell office:value-type="string" calcext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Simmonds</text:p>
          </table:table-cell>
          <table:table-cell/>
          <table:table-cell office:value-type="string" calcext:value-type="string">
            <text:p>Bjudstad</text:p>
          </table:table-cell>
          <table:table-cell office:value-type="string" calcext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 (From Andrew)</text:p>
          </table:table-cell>
          <table:table-cell office:value-type="string" calcext:value-type="string">
            <text:p>Ehrhoff</text:p>
          </table:table-cell>
          <table:table-cell/>
          <table:table-cell office:value-type="string" calcext:value-type="string">
            <text:p>Myers</text:p>
          </table:table-cell>
          <table:table-cell office:value-type="string" calcext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 (From Matt)</text:p>
          </table:table-cell>
          <table:table-cell office:value-type="string" calcext:value-type="string">
            <text:p>Semin</text:p>
          </table:table-cell>
          <table:table-cell/>
          <table:table-cell office:value-type="string" calcext:value-type="string">
            <text:p>Gelinas</text:p>
          </table:table-cell>
          <table:table-cell office:value-type="string" calcext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ound 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urns</text:p>
          </table:table-cell>
          <table:table-cell/>
          <table:table-cell table:number-columns-repeated="2" office:value-type="string" calcext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 (From Andrew)</text:p>
          </table:table-cell>
          <table:table-cell office:value-type="string" calcext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Matt)</text:p>
          </table:table-cell>
          <table:table-cell office:value-type="string" calcext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6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 (From Matt)</text:p>
          </table:table-cell>
          <table:table-cell office:value-type="string" calcext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8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Ben)</text:p>
          </table:table-cell>
          <table:table-cell office:value-type="string" calcext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0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 (From Ben)</text:p>
          </table:table-cell>
          <table:table-cell office:value-type="string" calcext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2018-01-09</text:date>, <text:time>19:3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8-01-09T19:38:48</dc:date>
    <meta:editing-duration>P409DT11H44M17S</meta:editing-duration>
    <meta:editing-cycles>799</meta:editing-cycles>
    <dc:creator>Ben Miller</dc:creator>
    <meta:document-statistic meta:table-count="11" meta:cell-count="2529" meta:object-count="0"/>
    <meta:user-defined meta:name=""/>
  </office:meta>
</office:document-meta>
</file>